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csv</text:p>
      <text:p text:style-name="Standard">import os</text:p>
      <text:p text:style-name="Standard">import random</text:p>
      <text:p text:style-name="Standard">j=1</text:p>
      <text:p text:style-name="Standard">for i in range(1,4):</text:p>
      <text:p text:style-name="Standard"><text:s text:c="4"/>k=open(f"myfile{i}.csv","x")</text:p>
      <text:p text:style-name="Standard"><text:s text:c="4"/>a= [['#', 'NUM1','NUM2','NUM3','NUM4','NUM5']]</text:p>
      <text:p text:style-name="Standard"><text:s text:c="4"/>while os.stat(f"myfile{i}.csv").st_size&lt;2048:</text:p>
      <text:p text:style-name="Standard"><text:s text:c="8"/>a.append([j,random.randint(1,101),random.randint(1,101),random.randint(1,101),random.randint(1,101),random.randint(1,101)])</text:p>
      <text:p text:style-name="Standard"><text:s text:c="8"/>j=j+1</text:p>
      <text:p text:style-name="Standard"><text:s text:c="8"/>with open(f"myfile{i}.csv",'w') as csvFile:</text:p>
      <text:p text:style-name="Standard"><text:s text:c="12"/>writer = csv.writer(csvFile)</text:p>
      <text:p text:style-name="Standard"><text:s text:c="12"/>writer.writerows(a)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2:38:57.960502084</meta:creation-date>
    <dc:date>2019-03-17T02:39:32.434790356</dc:date>
    <meta:editing-duration>PT34S</meta:editing-duration>
    <meta:editing-cycles>1</meta:editing-cycles>
    <meta:document-statistic meta:table-count="0" meta:image-count="0" meta:object-count="0" meta:page-count="1" meta:paragraph-count="14" meta:word-count="27" meta:character-count="460" meta:non-whitespace-character-count="378"/>
    <meta:generator>LibreOffice/6.0.7.3$Linux_X86_64 LibreOffice_project/00m0$Build-3</meta:generator>
  </office:meta>
</office:document-meta>
</file>